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39%" draw:textarea-horizontal-align="justify" draw:textarea-vertical-align="bottom" draw:auto-grow-height="false" fo:min-height="12.818cm" fo:min-width="17.598cm"/>
      <style:paragraph-properties style:writing-mode="lr-tb"/>
    </style:style>
    <style:style style:name="gr2" style:family="graphic" style:parent-style-name="standard">
      <style:graphic-properties svg:stroke-color="#000000" draw:fill-color="#3faf46" draw:textarea-horizontal-align="justify" draw:textarea-vertical-align="middle" draw:auto-grow-height="false" fo:min-height="1.973cm" fo:min-width="4.58cm"/>
      <style:paragraph-properties style:writing-mode="lr-tb"/>
    </style:style>
    <style:style style:name="gr3" style:family="graphic" style:parent-style-name="standard">
      <style:graphic-properties draw:fill-color="#77bc65" draw:textarea-horizontal-align="justify" draw:textarea-vertical-align="middle" draw:auto-grow-height="false" fo:min-height="1.537cm" fo:min-width="1.724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921cm" fo:min-width="3.783cm"/>
      <style:paragraph-properties style:writing-mode="lr-tb"/>
    </style:style>
    <style:style style:name="gr5" style:family="graphic" style:parent-style-name="objectwithoutfill">
      <style:graphic-properties draw:marker-end="Arrowheads_20_2" draw:marker-end-width="0.3cm" draw:fill="none" draw:textarea-vertical-align="middl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973cm" fo:min-width="5.533cm"/>
      <style:paragraph-properties style:writing-mode="lr-tb"/>
    </style:style>
    <style:style style:name="gr7" style:family="graphic" style:parent-style-name="objectwithoutfill">
      <style:graphic-properties draw:marker-end="Arrowheads_20_4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6.204cm"/>
      <style:paragraph-properties style:writing-mode="lr-tb"/>
    </style:style>
    <style:style style:name="gr9" style:family="graphic" style:parent-style-name="objectwithoutfill">
      <style:graphic-properties svg:stroke-color="#000000" draw:marker-end="Arrowheads_20_5" draw:marker-end-width="0.3cm" draw:fill="none" draw:fill-color="#000000" draw:textarea-vertical-align="middle"/>
    </style:style>
    <style:style style:name="gr10" style:family="graphic" style:parent-style-name="objectwithoutfill">
      <style:graphic-properties draw:marker-end="Arrowheads_20_2" draw:marker-end-width="0.3cm" draw:fill="none" draw:textarea-vertical-align="middle"/>
    </style:style>
    <style:style style:name="P1" style:family="paragraph">
      <style:paragraph-properties fo:text-align="end" style:writing-mode="lr-tb"/>
    </style:style>
    <style:style style:name="P2" style:family="paragraph">
      <loext:graphic-properties draw:opacity="39%"/>
      <style:paragraph-properties fo:text-align="end"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3faf46"/>
      <style:paragraph-properties fo:text-align="center" style:writing-mode="lr-tb"/>
    </style:style>
    <style:style style:name="P5" style:family="paragraph">
      <loext:graphic-properties draw:fill-color="#77bc65"/>
      <style:paragraph-properties fo:text-align="center"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none" draw:fill-color="#000000"/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8.098cm" svg:height="13.068cm" svg:x="1.317cm" svg:y="5.762cm">
          <text:p text:style-name="P1">Informed Governance Platform</text:p>
          <draw:enhanced-geometry svg:viewBox="0 0 21600 21600" draw:type="rectangle" draw:enhanced-path="M 0 0 L 21600 0 21600 21600 0 21600 0 0 Z N"/>
        </draw:custom-shape>
        <draw:a xlink:href="https://github.com/informed-governance-project/portal" xlink:type="simple" xlink:show="embed">
          <draw:custom-shape draw:style-name="gr2" draw:text-style-name="P4" xml:id="id1" draw:id="id1" draw:layer="layout" svg:width="5.08cm" svg:height="2.223cm" svg:x="5.127cm" svg:y="7.4cm">
            <text:p text:style-name="P3">Portal</text:p>
            <text:p text:style-name="P3">(reverse proxy)</text:p>
            <draw:enhanced-geometry svg:viewBox="0 0 21600 21600" draw:type="rectangle" draw:enhanced-path="M 0 0 L 21600 0 21600 21600 0 21600 0 0 Z N"/>
          </draw:custom-shape>
        </draw:a>
        <draw:custom-shape draw:style-name="gr3" draw:text-style-name="P5" draw:layer="layout" svg:width="2.223cm" svg:height="2.858cm" svg:x="9.889cm" svg:y="8.352cm">
          <text:p text:style-name="P3">User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3" xml:id="id2" draw:id="id2" draw:layer="layout" svg:width="4.283cm" svg:height="2.171cm" svg:x="8.167cm" svg:y="15.021cm">
          <text:p text:style-name="P3">MONARC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7" draw:layer="layout" draw:type="line" svg:x1="7.667cm" svg:y1="9.623cm" svg:x2="10.308cm" svg:y2="15.021cm" draw:start-shape="id1" draw:start-glue-point="2" draw:end-shape="id2" draw:end-glue-point="0" svg:d="M7667 9623l2641 5398" svg:viewBox="0 0 2642 5399">
          <text:p text:style-name="P6">Auth token</text:p>
        </draw:connector>
        <draw:custom-shape draw:style-name="gr6" draw:text-style-name="P3" xml:id="id3" draw:id="id3" draw:layer="layout" svg:width="6.033cm" svg:height="2.223cm" svg:x="12.925cm" svg:y="14.979cm">
          <text:p text:style-name="P3">Incident notification</text:p>
          <text:p text:style-name="P3">system</text:p>
          <draw:enhanced-geometry svg:viewBox="0 0 21600 21600" draw:type="rectangle" draw:enhanced-path="M 0 0 L 21600 0 21600 21600 0 21600 0 0 Z N"/>
        </draw:custom-shape>
        <draw:connector draw:style-name="gr7" draw:text-style-name="P8" draw:layer="layout" draw:type="line" svg:x1="7.667cm" svg:y1="9.623cm" svg:x2="15.941cm" svg:y2="14.979cm" draw:start-shape="id1" draw:start-glue-point="2" draw:end-shape="id3" draw:end-glue-point="0" svg:d="M7667 9623l8274 5356" svg:viewBox="0 0 8275 5357">
          <text:p/>
        </draw:connector>
        <draw:frame draw:style-name="gr8" draw:text-style-name="P9" xml:id="id4" draw:id="id4" draw:layer="layout" svg:width="6.704cm" svg:height="3.095cm" svg:x="12.393cm" svg:y="5.842cm">
          <draw:text-box>
            <text:list text:style-name="L1">
              <text:list-item>
                <text:p>2FA authentication</text:p>
              </text:list-item>
              <text:list-item>
                <text:p>Single Sign-on</text:p>
              </text:list-item>
              <text:list-item>
                <text:p>reverse proxy</text:p>
              </text:list-item>
              <text:list-item>
                <text:p>custom branding</text:p>
              </text:list-item>
            </text:list>
          </draw:text-box>
        </draw:frame>
        <draw:connector draw:style-name="gr9" draw:text-style-name="P10" draw:layer="layout" draw:type="line" svg:x1="12.393cm" svg:y1="7.389cm" svg:x2="10.207cm" svg:y2="8.511cm" draw:start-shape="id4" draw:start-glue-point="3" draw:end-shape="id1" svg:d="M12393 7389l-2186 1122" svg:viewBox="0 0 2187 1123">
          <text:p/>
        </draw:connector>
        <draw:custom-shape draw:style-name="gr6" draw:text-style-name="P3" xml:id="id5" draw:id="id5" draw:layer="layout" svg:width="6.033cm" svg:height="2.223cm" svg:x="1.617cm" svg:y="14.97cm">
          <text:p text:style-name="P11">Governance platform</text:p>
          <draw:enhanced-geometry svg:viewBox="0 0 21600 21600" draw:type="rectangle" draw:enhanced-path="M 0 0 L 21600 0 21600 21600 0 21600 0 0 Z N"/>
        </draw:custom-shape>
        <draw:connector draw:style-name="gr10" draw:text-style-name="P7" draw:layer="layout" draw:type="line" svg:x1="7.649cm" svg:y1="9.623cm" svg:x2="4.633cm" svg:y2="14.97cm" draw:end-shape="id5" draw:end-glue-point="0" svg:d="M7649 9623l-3016 5347" svg:viewBox="0 0 3017 5348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édric Bonhomme</meta:initial-creator>
    <meta:creation-date>2022-03-15T09:23:27.297054518</meta:creation-date>
    <dc:date>2023-06-27T14:54:04.657923682</dc:date>
    <meta:editing-duration>PT2H16M41S</meta:editing-duration>
    <meta:editing-cycles>19</meta:editing-cycles>
    <meta:generator>LibreOffice/7.4.5.1$Linux_X86_64 LibreOffice_project/40$Build-1</meta:generator>
    <meta:document-statistic meta:object-count="11"/>
  </office:meta>
</office:document-meta>
</file>